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2.04cm" fo:min-width="3.073cm"/>
    </style:style>
    <style:style style:name="gr2" style:family="graphic" style:parent-style-name="standard">
      <style:graphic-properties svg:stroke-color="#000000" draw:fill-color="#808080" draw:textarea-horizontal-align="justify" draw:textarea-vertical-align="middle" draw:auto-grow-height="false" fo:min-height="2.203cm" fo:min-width="24.79cm"/>
    </style:style>
    <style:style style:name="gr3" style:family="graphic" style:parent-style-name="standard">
      <style:graphic-properties svg:stroke-color="#000000" draw:fill-color="#be3f7e" draw:textarea-horizontal-align="justify" draw:textarea-vertical-align="middle" draw:auto-grow-height="false" fo:min-height="1.869cm" fo:min-width="7.074cm"/>
    </style:style>
    <style:style style:name="gr4" style:family="graphic" style:parent-style-name="standard">
      <style:graphic-properties svg:stroke-color="#000000" draw:fill-color="#808080" draw:textarea-horizontal-align="justify" draw:textarea-vertical-align="middle" draw:auto-grow-height="false" fo:min-height="2.203cm" fo:min-width="7.074cm"/>
    </style:style>
    <style:style style:name="gr5" style:family="graphic" style:parent-style-name="standard">
      <style:graphic-properties svg:stroke-color="#000000" draw:fill-color="#d22b2b" draw:textarea-horizontal-align="justify" draw:textarea-vertical-align="middle" draw:auto-grow-height="false" fo:min-height="1.869cm" fo:min-width="7.074cm"/>
    </style:style>
    <style:style style:name="gr6" style:family="graphic" style:parent-style-name="standard">
      <style:graphic-properties svg:stroke-color="#000000" draw:fill-color="#800000" draw:opacity="65%" draw:textarea-horizontal-align="justify" draw:textarea-vertical-align="middle" draw:auto-grow-height="false" fo:min-height="5.846cm" fo:min-width="24.663cm"/>
    </style:style>
    <style:style style:name="gr7" style:family="graphic" style:parent-style-name="standard">
      <style:graphic-properties draw:stroke="none" svg:stroke-color="#000000" draw:fill="none" draw:fill-color="#ffffff" fo:min-height="0.556cm"/>
    </style:style>
    <style:style style:name="gr8" style:family="graphic" style:parent-style-name="standard">
      <style:graphic-properties svg:stroke-color="#000000" draw:fill-color="#ffff00" draw:textarea-horizontal-align="justify" draw:textarea-vertical-align="middle" draw:auto-grow-height="false" fo:min-height="1.147cm" fo:min-width="21.371cm"/>
    </style:style>
    <style:style style:name="gr9" style:family="graphic" style:parent-style-name="standard">
      <style:graphic-properties svg:stroke-color="#000000" draw:fill-color="#008000" draw:textarea-horizontal-align="justify" draw:textarea-vertical-align="middle" draw:auto-grow-height="false" fo:min-height="1.147cm" fo:min-width="21.371cm"/>
    </style:style>
    <style:style style:name="gr10" style:family="graphic" style:parent-style-name="standard">
      <style:graphic-properties svg:stroke-color="#000000" draw:fill-color="#ff7f00" draw:textarea-horizontal-align="justify" draw:textarea-vertical-align="middle" draw:auto-grow-height="false" fo:min-height="1.147cm" fo:min-width="21.371cm"/>
    </style:style>
    <style:style style:name="P1" style:family="paragraph">
      <style:paragraph-properties fo:text-align="center"/>
      <style:text-properties fo:font-size="24pt"/>
    </style:style>
    <style:style style:name="P2" style:family="paragraph">
      <loext:graphic-properties draw:fill-color="#808080"/>
      <style:paragraph-properties fo:text-align="center"/>
      <style:text-properties fo:font-size="24pt"/>
    </style:style>
    <style:style style:name="P3" style:family="paragraph">
      <loext:graphic-properties draw:fill-color="#be3f7e"/>
      <style:paragraph-properties fo:text-align="center"/>
      <style:text-properties fo:font-size="24pt"/>
    </style:style>
    <style:style style:name="P4" style:family="paragraph">
      <loext:graphic-properties draw:fill-color="#d22b2b"/>
      <style:paragraph-properties fo:text-align="center"/>
      <style:text-properties fo:font-size="24pt"/>
    </style:style>
    <style:style style:name="P5" style:family="paragraph">
      <loext:graphic-properties draw:fill-color="#800000" draw:opacity="65%"/>
      <style:paragraph-properties fo:text-align="start"/>
      <style:text-properties fo:color="#ffffff"/>
    </style:style>
    <style:style style:name="P6" style:family="paragraph">
      <style:paragraph-properties fo:text-align="start"/>
      <style:text-properties fo:font-size="24pt"/>
    </style:style>
    <style:style style:name="P7" style:family="paragraph">
      <loext:graphic-properties draw:fill="none" draw:fill-color="#ffffff"/>
      <style:paragraph-properties fo:text-align="start"/>
      <style:text-properties fo:color="#ffffff" fo:font-size="24pt"/>
    </style:style>
    <style:style style:name="P8" style:family="paragraph">
      <loext:graphic-properties draw:fill-color="#ffff00"/>
      <style:paragraph-properties fo:text-align="center"/>
      <style:text-properties fo:font-size="24pt"/>
    </style:style>
    <style:style style:name="P9" style:family="paragraph">
      <loext:graphic-properties draw:fill-color="#008000"/>
      <style:paragraph-properties fo:text-align="center"/>
      <style:text-properties fo:font-size="24pt"/>
    </style:style>
    <style:style style:name="P10" style:family="paragraph">
      <loext:graphic-properties draw:fill-color="#ff7f00"/>
      <style:paragraph-properties fo:text-align="center"/>
      <style:text-properties fo:font-size="24pt"/>
    </style:style>
    <style:style style:name="T1" style:family="text">
      <style:text-properties fo:color="#ffffff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3.573cm" svg:height="2.29cm" svg:x="1.364cm" svg:y="1.309cm">
              <text:p text:style-name="P1">App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3.573cm" svg:height="2.29cm" svg:x="5.364cm" svg:y="1.309cm">
              <text:p text:style-name="P1">App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1" draw:layer="layout" svg:width="3.573cm" svg:height="2.29cm" svg:x="10.143cm" svg:y="1.309cm">
              <text:p text:style-name="P1">App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3.573cm" svg:height="2.29cm" svg:x="14.143cm" svg:y="1.309cm">
              <text:p text:style-name="P1">Service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1" draw:layer="layout" svg:width="3.573cm" svg:height="2.29cm" svg:x="18.92cm" svg:y="1.309cm">
              <text:p text:style-name="P1">Service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3.573cm" svg:height="2.29cm" svg:x="22.92cm" svg:y="1.309cm">
              <text:p text:style-name="P1">Service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2" draw:text-style-name="P2" draw:layer="layout" svg:width="25.29cm" svg:height="2.453cm" svg:x="1.325cm" svg:y="17.829cm">
            <text:p text:style-name="P1">Infrastructur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7.574cm" svg:height="2.119cm" svg:x="1.364cm" svg:y="12.579cm">
            <text:p text:style-name="P1">O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7.574cm" svg:height="2.453cm" svg:x="1.364cm" svg:y="15.037cm">
            <text:p text:style-name="P1">Machin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7.574cm" svg:height="2.453cm" svg:x="10.17cm" svg:y="15.037cm">
            <text:p text:style-name="P1">Machin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7.574cm" svg:height="2.453cm" svg:x="18.919cm" svg:y="15.037cm">
            <text:p text:style-name="P1">Machin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7.574cm" svg:height="2.119cm" svg:x="10.17cm" svg:y="12.579cm">
            <text:p text:style-name="P1">O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7.574cm" svg:height="2.119cm" svg:x="18.919cm" svg:y="12.579cm">
            <text:p text:style-name="P1">O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7.574cm" svg:height="2.119cm" svg:x="1.364cm" svg:y="10.179cm">
            <text:p text:style-name="P1">Container Runti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7.574cm" svg:height="2.119cm" svg:x="10.17cm" svg:y="10.179cm">
            <text:p text:style-name="P1">Container Runti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7.574cm" svg:height="2.119cm" svg:x="18.919cm" svg:y="10.179cm">
            <text:p text:style-name="P1">Container Runtim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" draw:text-style-name="P5" draw:layer="layout" svg:width="25.163cm" svg:height="6.096cm" svg:x="1.364cm" svg:y="3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5.715cm" svg:height="1.195cm" draw:transform="rotate (1.5707963267949) translate (2.064cm 9.89cm)">
          <draw:text-box>
            <text:p text:style-name="P6"><text:span text:style-name="T1">Orchestration</text:span></text:p>
          </draw:text-box>
        </draw:frame>
        <draw:g>
          <draw:custom-shape draw:style-name="gr8" draw:text-style-name="P8" draw:layer="layout" svg:width="21.871cm" svg:height="1.397cm" svg:x="4.302cm" svg:y="6.28cm">
            <text:p text:style-name="P1">Scheduling</text:p>
            <draw:enhanced-geometry svg:viewBox="0 0 21600 21600" draw:type="rectangle" draw:enhanced-path="M 0 0 L 21600 0 21600 21600 0 21600 0 0 Z N"/>
          </draw:custom-shape>
          <draw:g>
            <draw:custom-shape draw:style-name="gr9" draw:text-style-name="P9" draw:layer="layout" svg:width="21.871cm" svg:height="1.397cm" svg:x="4.302cm" svg:y="4.221cm">
              <text:p text:style-name="P1">Service Management</text:p>
              <draw:enhanced-geometry svg:viewBox="0 0 21600 21600" draw:type="rectangle" draw:enhanced-path="M 0 0 L 21600 0 21600 21600 0 21600 0 0 Z N"/>
            </draw:custom-shape>
            <draw:custom-shape draw:style-name="gr10" draw:text-style-name="P10" draw:layer="layout" svg:width="21.871cm" svg:height="1.397cm" svg:x="4.302cm" svg:y="8.321cm">
              <text:p text:style-name="P1">Resource Management</text:p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5:06:50.801028473</meta:creation-date>
    <dc:date>2017-07-18T15:27:26.207148849</dc:date>
    <meta:editing-duration>PT20M26S</meta:editing-duration>
    <meta:editing-cycles>9</meta:editing-cycles>
    <meta:generator>LibreOffice/5.3.4.2$Linux_X86_64 LibreOffice_project/30m0$Build-2</meta:generator>
    <meta:document-statistic meta:object-count="28"/>
  </office:meta>
</office:document-meta>
</file>